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6cm" style:rel-column-width="13613*"/>
    </style:style>
    <style:style style:name="Tabelle6.B" style:family="table-column">
      <style:table-column-properties style:column-width="5.807cm" style:rel-column-width="24818*"/>
    </style:style>
    <style:style style:name="Tabelle6.C" style:family="table-column">
      <style:table-column-properties style:column-width="2.702cm" style:rel-column-width="11550*"/>
    </style:style>
    <style:style style:name="Tabelle6.D" style:family="table-column">
      <style:table-column-properties style:column-width="3.639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#LCREWLIST#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#LNAME#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#LNATIONALITY#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#LFIRSTNAME#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NAME#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#LPASSPORT#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#LBIRTHDATE#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PLACE#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#LEST_IN#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#LADRESS#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#LEST_ON#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1T22:46:21.39</dc:date>
    <dc:creator>Kornelius Becher</dc:creator>
    <meta:editing-duration>PT01H58M53S</meta:editing-duration>
    <meta:editing-cycles>36</meta:editing-cycles>
    <meta:generator>OpenOffice.org/3.2$Win32 OpenOffice.org_project/320m18$Build-9502</meta:generator>
    <meta:document-statistic meta:table-count="3" meta:image-count="0" meta:object-count="0" meta:page-count="1" meta:paragraph-count="24" meta:word-count="33" meta:character-count="280"/>
  </office:meta>
</office:document-meta>
</file>